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text-properties style:font-name="Monospace" fo:font-size="10pt" style:font-size-asian="10pt" style:font-size-complex="10pt"/>
    </style:style>
    <style:style style:name="P3" style:family="paragraph" style:parent-style-name="Standard">
      <style:text-properties style:font-name="Monospace" fo:font-size="10pt" fo:font-weight="normal" style:font-size-asian="10pt" style:font-weight-asian="normal" style:font-size-complex="10pt" style:font-weight-complex="normal"/>
    </style:style>
    <style:style style:name="P4" style:family="paragraph" style:parent-style-name="Standard">
      <style:text-properties fo:color="#ff3366" style:font-name="Monospace" fo:font-size="14pt" fo:font-weight="bold" style:font-size-asian="14pt" style:font-weight-asian="bold" style:font-size-complex="14pt" style:font-weight-complex="bold"/>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indent="0in" style:auto-text-indent="false"/>
      <style:text-properties style:font-name="Monospace" fo:font-size="10pt" style:font-size-asian="10pt"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8" style:family="paragraph" style:parent-style-name="Standard">
      <style:paragraph-properties fo:margin-left="0in" fo:margin-right="0in" fo:text-indent="0in" style:auto-text-indent="false"/>
      <style:text-properties style:font-name="Monospace" fo:font-size="10pt" fo:font-weight="normal" style:font-size-asian="10pt" style:font-weight-asian="normal" style:font-size-complex="10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font-size-asian="10pt"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bold" style:font-size-asian="8.75pt" style:font-weight-asian="bold" style:font-size-complex="10pt" style:font-weight-complex="bold"/>
    </style:style>
    <style:style style:name="P1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bold" style:font-name-asian="Monospace" style:font-size-asian="10pt" style:font-weight-asian="bold" style:font-name-complex="Monospace" style:font-size-complex="10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bold" style:font-size-asian="10pt" style:font-weight-asian="bold" style:font-size-complex="10pt" style:font-weight-complex="bold"/>
    </style:style>
    <style:style style:name="P1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font-name-asian="Monospace" style:font-size-asian="10pt" style:font-name-complex="Monospace"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text-underline-style="none" style:font-name-asian="Monospace" style:font-size-asian="10pt" style:font-name-complex="Monospace"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text-underline-style="none" style:font-size-asian="10pt"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normal" style:font-name-asian="Monospace" style:font-size-asian="8.75pt" style:font-weight-asian="normal" style:font-name-complex="Monospace" style:font-size-complex="10pt"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style="normal" style:font-name-asian="Monospace" style:font-size-asian="10pt" style:font-style-asian="normal" style:font-name-complex="Monospace" style:font-size-complex="10pt" style:font-style-complex="normal"/>
    </style:style>
    <style:style style:name="P20" style:family="paragraph" style:parent-style-name="Standard">
      <style:paragraph-properties fo:margin-left="0in" fo:margin-right="0in" fo:text-indent="0in" style:auto-text-indent="false"/>
      <style:text-properties fo:color="#0047ff" style:font-name="Monospace" fo:font-size="10pt" style:text-underline-style="none" style:font-name-asian="Monospace" style:font-size-asian="10pt" style:font-name-complex="Monospace" style:font-size-complex="10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47ff" style:font-name="Monospace" fo:font-size="10pt" style:text-underline-style="none" style:font-name-asian="Monospace" style:font-size-asian="10pt" style:font-name-complex="Monospace"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47ff" style:font-name="Monospace" fo:font-size="10pt" style:font-name-asian="Monospace" style:font-size-asian="10pt" style:font-name-complex="Monospace"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fo:font-weight="normal" style:font-name-asian="Monospace" style:font-size-asian="10pt" style:font-weight-asian="normal" style:font-name-complex="Monospace" style:font-size-complex="10pt" style:font-weight-complex="normal"/>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ff3366" style:font-name="Monospace" fo:font-size="14pt" fo:font-weight="bold" style:font-name-asian="Monospace" style:font-size-asian="14pt" style:font-weight-asian="bold" style:font-name-complex="Monospace" style:font-size-complex="14pt" style:font-weight-complex="bold"/>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ff3366" style:font-name="Monospace" fo:font-size="10pt" fo:font-weight="bold" style:font-name-asian="Monospace" style:font-size-asian="8.75pt" style:font-weight-asian="bold" style:font-name-complex="Monospace" style:font-size-complex="10pt" style:font-weight-complex="bold"/>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ff3366" style:font-name="Monospace" fo:font-size="10pt" fo:font-weight="bold" style:font-name-asian="Monospace" style:font-size-asian="10pt" style:font-weight-asian="bold" style:font-name-complex="Monospace" style:font-size-complex="10pt" style:font-weight-complex="bold"/>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2323dc" style:font-name="Monospace" fo:font-size="10pt" style:font-name-asian="Monospace" style:font-size-asian="10pt" style:font-name-complex="Monospace"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2323dc" style:font-name="Monospace" fo:font-size="10pt" style:font-size-asian="10pt"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2323dc" style:font-name="Monospace" fo:font-size="10pt" fo:font-weight="normal" style:font-name-asian="Monospace" style:font-size-asian="10pt" style:font-weight-asian="normal" style:font-name-complex="Monospace" style:font-size-complex="10pt" style:font-weight-complex="normal"/>
    </style:style>
    <style:style style:name="P31" style:family="paragraph" style:parent-style-name="Standard">
      <style:paragraph-properties fo:margin-left="0.25in" fo:margin-right="0in" fo:text-indent="0in" style:auto-text-indent="false"/>
      <style:text-properties style:font-name="Monospace" fo:font-size="10pt" style:text-underline-style="none" fo:font-weight="normal" style:font-size-asian="10pt" style:font-weight-asian="normal" style:font-size-complex="10pt" style:font-weight-complex="normal"/>
    </style:style>
    <style:style style:name="P32" style:family="paragraph" style:parent-style-name="Standard">
      <style:paragraph-properties fo:margin-left="0.25in" fo:margin-right="0in" fo:text-indent="0in" style:auto-text-indent="false"/>
      <style:text-properties style:font-name="Monospace" fo:font-size="10pt" fo:font-weight="normal" style:font-size-asian="10pt" style:font-weight-asian="normal" style:font-size-complex="10pt" style:font-weight-complex="normal"/>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font-name-asian="Monospace" style:font-size-asian="10pt" style:font-name-complex="Monospace"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bold" style:font-name-asian="Monospace" style:font-size-asian="8.75pt" style:font-weight-asian="bold" style:font-name-complex="Monospace" style:font-size-complex="10pt" style:font-weight-complex="bold"/>
    </style:style>
    <style:style style:name="P36" style:family="paragraph" style:parent-style-name="Standard" style:list-style-name="">
      <style:paragraph-properties fo:margin-left="0in" fo:margin-right="0in" fo:text-align="start" style:justify-single-word="false" fo:text-indent="0in" style:auto-text-indent="false" style:text-autospace="none"/>
      <style:text-properties style:use-window-font-color="true" style:font-name="Monospace" fo:font-size="10pt" style:font-name-asian="Monospace" style:font-size-asian="10pt" style:font-name-complex="Monospace"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ff3366" style:font-name="Monospace" fo:font-size="14pt" fo:font-weight="bold" style:font-name-asian="Monospace" style:font-size-asian="14pt" style:font-weight-asian="bold" style:font-name-complex="Monospace" style:font-size-complex="14pt" style:font-weight-complex="bold"/>
    </style:style>
    <style:style style:name="P38"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9" style:family="paragraph" style:parent-style-name="Standard">
      <style:paragraph-properties fo:margin-left="0in" fo:margin-right="0in" fo:text-align="start" style:justify-single-word="false" fo:text-indent="0in" style:auto-text-indent="false" style:text-autospace="none"/>
      <style:text-properties fo:color="#2323dc" style:font-name="Monospace" fo:font-size="10pt" style:font-name-asian="Monospace" style:font-size-asian="10pt" style:font-name-complex="Monospace" style:font-size-complex="10pt"/>
    </style:style>
    <style:style style:name="T1" style:family="text">
      <style:text-properties fo:color="#008080"/>
    </style:style>
    <style:style style:name="T2" style:family="text">
      <style:text-properties fo:color="#008080" style:font-name-asian="Monospace" style:font-name-complex="Monospace"/>
    </style:style>
    <style:style style:name="T3" style:family="text">
      <style:text-properties fo:color="#008080" fo:font-weight="normal" style:font-weight-asian="normal" style:font-weight-complex="normal"/>
    </style:style>
    <style:style style:name="T4" style:family="text">
      <style:text-properties fo:color="#008080" fo:font-weight="normal" style:font-name-asian="Monospace" style:font-weight-asian="normal" style:font-name-complex="Monospace" style:font-weight-complex="normal"/>
    </style:style>
    <style:style style:name="T5" style:family="text">
      <style:text-properties fo:color="#3f7f7f"/>
    </style:style>
    <style:style style:name="T6" style:family="text">
      <style:text-properties fo:color="#3f7f7f" style:font-name-asian="Monospace" style:font-name-complex="Monospace"/>
    </style:style>
    <style:style style:name="T7" style:family="text">
      <style:text-properties fo:color="#3f7f7f" fo:font-weight="normal" style:font-weight-asian="normal" style:font-weight-complex="normal"/>
    </style:style>
    <style:style style:name="T8" style:family="text">
      <style:text-properties fo:color="#3f7f7f" fo:font-weight="normal" style:font-name-asian="Monospace" style:font-weight-asian="normal" style:font-name-complex="Monospace" style:font-weight-complex="normal"/>
    </style:style>
    <style:style style:name="T9" style:family="text">
      <style:text-properties fo:color="#7f007f"/>
    </style:style>
    <style:style style:name="T10" style:family="text">
      <style:text-properties fo:color="#7f007f" fo:font-weight="normal" style:font-weight-asian="normal" style:font-weight-complex="normal"/>
    </style:style>
    <style:style style:name="T11" style:family="text">
      <style:text-properties fo:color="#7f007f" fo:font-weight="normal" style:font-name-asian="Monospace" style:font-weight-asian="normal" style:font-name-complex="Monospace" style:font-weight-complex="normal"/>
    </style:style>
    <style:style style:name="T12" style:family="text">
      <style:text-properties fo:color="#7f007f" style:font-name-asian="Monospace" style:font-name-complex="Monospace"/>
    </style:style>
    <style:style style:name="T13" style:family="text">
      <style:text-properties fo:color="#3c3c3c"/>
    </style:style>
    <style:style style:name="T14" style:family="text">
      <style:text-properties fo:color="#3c3c3c" fo:font-weight="normal" style:font-weight-asian="normal" style:font-weight-complex="normal"/>
    </style:style>
    <style:style style:name="T15" style:family="text">
      <style:text-properties fo:color="#3c3c3c" fo:font-weight="normal" style:font-name-asian="Monospace" style:font-weight-asian="normal" style:font-name-complex="Monospace" style:font-weight-complex="normal"/>
    </style:style>
    <style:style style:name="T16" style:family="text">
      <style:text-properties fo:color="#3c3c3c" style:font-name-asian="Monospace" style:font-name-complex="Monospace"/>
    </style:style>
    <style:style style:name="T17" style:family="text">
      <style:text-properties fo:color="#2a00ff" fo:font-style="italic" style:font-style-asian="italic" style:font-style-complex="italic"/>
    </style:style>
    <style:style style:name="T18" style:family="text">
      <style:text-properties fo:color="#2a00ff" fo:font-style="italic" fo:font-weight="normal" style:font-style-asian="italic" style:font-weight-asian="normal" style:font-style-complex="italic" style:font-weight-complex="normal"/>
    </style:style>
    <style:style style:name="T19" style:family="text">
      <style:text-properties fo:color="#2a00ff" fo:font-style="italic" fo:font-weight="normal" style:font-name-asian="Monospace" style:font-style-asian="italic" style:font-weight-asian="normal" style:font-name-complex="Monospace" style:font-style-complex="italic" style:font-weight-complex="normal"/>
    </style:style>
    <style:style style:name="T20" style:family="text">
      <style:text-properties fo:color="#2a00ff" fo:font-style="italic" style:font-name-asian="Monospace" style:font-style-asian="italic" style:font-name-complex="Monospace" style:font-style-complex="italic"/>
    </style:style>
    <style:style style:name="T21" style:family="text">
      <style:text-properties style:font-name-asian="Monospace" style:font-name-complex="Monospace"/>
    </style:style>
    <style:style style:name="T22" style:family="text">
      <style:text-properties fo:font-weight="bold" style:font-weight-asian="bold" style:font-weight-complex="bold"/>
    </style:style>
    <style:style style:name="T23" style:family="text">
      <style:text-properties fo:font-weight="bold" style:font-name-asian="Monospace" style:font-weight-asian="bold" style:font-name-complex="Monospace" style:font-weight-complex="bold"/>
    </style:style>
    <style:style style:name="T24" style:family="text">
      <style:text-properties fo:font-weight="normal" style:font-weight-asian="normal" style:font-weight-complex="normal"/>
    </style:style>
    <style:style style:name="T25" style:family="text">
      <style:text-properties fo:font-weight="normal" style:font-name-asian="Monospace" style:font-weight-asian="normal" style:font-name-complex="Monospace" style:font-weight-complex="normal"/>
    </style:style>
    <style:style style:name="T26" style:family="text">
      <style:text-properties style:font-name="Monospace" style:font-name-asian="Monospace" style:font-name-complex="Monospace"/>
    </style:style>
    <style:style style:name="T27" style:family="text">
      <style:text-properties style:use-window-font-color="true" style:font-name-asian="Monospace" style:font-name-complex="Monospace"/>
    </style:style>
    <style:style style:name="T28" style:family="text">
      <style:text-properties style:use-window-font-color="true" fo:font-weight="normal" style:font-name-asian="Monospace" style:font-weight-asian="normal" style:font-name-complex="Monospace" style:font-weight-complex="normal"/>
    </style:style>
    <style:style style:name="T29" style:family="text">
      <style:text-properties style:use-window-font-color="true" fo:font-weight="bold" style:font-name-asian="Monospace" style:font-weight-asian="bold" style:font-name-complex="Monospace" style:font-weight-complex="bold"/>
    </style:style>
    <style:style style:name="T30" style:family="text">
      <style:text-properties style:use-window-font-color="true" style:font-name="Monospace" fo:font-size="10pt" fo:font-weight="bold" style:font-size-asian="10pt" style:font-weight-asian="bold" style:font-size-complex="10pt" style:font-weight-complex="bold"/>
    </style:style>
    <style:style style:name="T31" style:family="text">
      <style:text-properties fo:color="#6b0094"/>
    </style:style>
    <style:style style:name="T32" style:family="text">
      <style:text-properties style:text-underline-style="none"/>
    </style:style>
    <style:style style:name="T33" style:family="text">
      <style:text-properties fo:color="#7e0021" fo:font-weight="normal" style:font-name-asian="Monospace" style:font-weight-asian="normal" style:font-name-complex="Monospace" style:font-weight-complex="normal"/>
    </style:style>
    <style:style style:name="T34" style:family="text">
      <style:text-properties fo:color="#2300dc" fo:font-weight="normal" style:font-name-asian="Monospace" style:font-weight-asian="normal" style:font-name-complex="Monospace" style:font-weight-complex="normal"/>
    </style:style>
    <style:style style:name="T3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coded Values</text:p>
      <text:p text:style-name="P2"/>
      <text:p text:style-name="P2">In regard to Encoded Values, <text:span text:style-name="T22">RFC-3881</text:span> provides the following optional attributes in addition to the "code" value itself;</text:p>
      <text:p text:style-name="P2"/>
      <text:p text:style-name="P2">"For implementation defined coded values or references to</text:p>
      <text:p text:style-name="P2">standards, the XML schema defines these optional attributes:</text:p>
      <text:p text:style-name="P2"/>
      <text:p text:style-name="P2"><text:s text:c="2"/>Attribute <text:s text:c="5"/>Value</text:p>
      <text:p text:style-name="P2"><text:s text:c="2"/>-------------- --------------------------------------------</text:p>
      <text:p text:style-name="P2"><text:s text:c="2"/>CodeSystem <text:s text:c="4"/>OID reference</text:p>
      <text:p text:style-name="P2"><text:s text:c="2"/>CodeSystemName Name of the coding system; strongly recommended</text:p>
      <text:p text:style-name="P2"><text:s text:c="17"/>to be valued for locally-defined code-sets.</text:p>
      <text:p text:style-name="P2"><text:s text:c="2"/>DisplayName <text:s text:c="3"/>The value to be used in displays and reports</text:p>
      <text:p text:style-name="P2"><text:s text:c="2"/>OriginalText <text:s text:c="2"/>Input value that was translated to the code</text:p>
      <text:p text:style-name="P2"/>
      <text:p text:style-name="P2">the RFC-3881 schema specifies these as:</text:p>
      <text:p text:style-name="P2"/>
      <text:p text:style-name="P1"><text:span text:style-name="T1">&lt;</text:span><text:span text:style-name="T5">xs:complexType</text:span> <text:span text:style-name="T9">name</text:span><text:span text:style-name="T13">=</text:span><text:span text:style-name="T17">"CodedValueType"</text:span><text:span text:style-name="T1">&gt;</text:span></text:p>
      <text:p text:style-name="P5"><text:span text:style-name="T13"><text:tab/></text:span><text:span text:style-name="T1">&lt;</text:span><text:span text:style-name="T5">xs:attribute</text:span> <text:span text:style-name="T9">name</text:span><text:span text:style-name="T13">=</text:span><text:span text:style-name="T17">"code"</text:span> <text:span text:style-name="T9">type</text:span><text:span text:style-name="T13">=</text:span><text:span text:style-name="T17">"xs:string"</text:span> <text:span text:style-name="T9">use</text:span><text:span text:style-name="T13">=</text:span><text:span text:style-name="T17">"required"</text:span><text:span text:style-name="T1">/&gt;</text:span></text:p>
      <text:p text:style-name="P5"><text:span text:style-name="T13"><text:tab/></text:span><text:span text:style-name="T1">&lt;</text:span><text:span text:style-name="T5">xs:attributeGroup</text:span> <text:span text:style-name="T9">ref</text:span><text:span text:style-name="T13">=</text:span><text:span text:style-name="T17">"CodeSystem"</text:span><text:span text:style-name="T1">/&gt;</text:span></text:p>
      <text:p text:style-name="P5"><text:span text:style-name="T13"><text:tab/></text:span><text:span text:style-name="T1">&lt;</text:span><text:span text:style-name="T5">xs:attribute</text:span> <text:span text:style-name="T9">name</text:span><text:span text:style-name="T13">=</text:span><text:span text:style-name="T17">"originalText"</text:span> <text:span text:style-name="T9">type</text:span><text:span text:style-name="T13">=</text:span><text:span text:style-name="T17">"xs:string"</text:span> <text:span text:style-name="T9">use</text:span><text:span text:style-name="T13">=</text:span><text:span text:style-name="T17">"optional"</text:span><text:span text:style-name="T1">/&gt;</text:span></text:p>
      <text:p text:style-name="P5"><text:span text:style-name="T13"><text:tab/></text:span><text:span text:style-name="T1">&lt;</text:span><text:span text:style-name="T5">xs:attribute</text:span> <text:span text:style-name="T9">name</text:span><text:span text:style-name="T13">=</text:span><text:span text:style-name="T17">"displayName"</text:span> <text:span text:style-name="T9">type</text:span><text:span text:style-name="T13">=</text:span><text:span text:style-name="T17">"xs:string"</text:span> <text:span text:style-name="T9">use</text:span><text:span text:style-name="T13">=</text:span><text:span text:style-name="T17">"optional"</text:span><text:span text:style-name="T1">/&gt;</text:span></text:p>
      <text:p text:style-name="P5"><text:span text:style-name="T1">&lt;/</text:span><text:span text:style-name="T5">xs:complexType</text:span><text:span text:style-name="T1">&gt;</text:span></text:p>
      <text:p text:style-name="P5"><text:span text:style-name="T1">&lt;</text:span><text:span text:style-name="T5">xs:attributeGroup</text:span> <text:span text:style-name="T9">name</text:span><text:span text:style-name="T13">=</text:span><text:span text:style-name="T17">"CodeSystem"</text:span><text:span text:style-name="T1">&gt;</text:span></text:p>
      <text:p text:style-name="P5"><text:span text:style-name="T13"><text:tab/></text:span><text:span text:style-name="T1">&lt;</text:span><text:span text:style-name="T5">xs:attribute</text:span> <text:span text:style-name="T9">name</text:span><text:span text:style-name="T13">=</text:span><text:span text:style-name="T17">"codeSystem"</text:span> <text:span text:style-name="T9">type</text:span><text:span text:style-name="T13">=</text:span><text:span text:style-name="T17">"OID"</text:span> <text:span text:style-name="T9">use</text:span><text:span text:style-name="T13">=</text:span><text:span text:style-name="T17">"optional"</text:span><text:span text:style-name="T1">/&gt;</text:span></text:p>
      <text:p text:style-name="P5"><text:span text:style-name="T13"><text:tab/></text:span><text:span text:style-name="T1">&lt;</text:span><text:span text:style-name="T5">xs:attribute</text:span> <text:span text:style-name="T9">name</text:span><text:span text:style-name="T13">=</text:span><text:span text:style-name="T17">"codeSystemName"</text:span> <text:span text:style-name="T9">type</text:span><text:span text:style-name="T13">=</text:span><text:span text:style-name="T17">"xs:string"</text:span> <text:span text:style-name="T9">use</text:span><text:span text:style-name="T13">=</text:span><text:span text:style-name="T17">"optional"</text:span><text:span text:style-name="T1">/&gt;</text:span></text:p>
      <text:p text:style-name="P5"><text:span text:style-name="T1">&lt;/</text:span><text:span text:style-name="T5">xs:attributeGroup</text:span><text:span text:style-name="T1">&gt;</text:span></text:p>
      <text:p text:style-name="P5"><text:span text:style-name="T1">&lt;</text:span><text:span text:style-name="T5">xs:simpleType</text:span> <text:span text:style-name="T9">name</text:span><text:span text:style-name="T13">=</text:span><text:span text:style-name="T17">"OID"</text:span><text:span text:style-name="T1">&gt;</text:span></text:p>
      <text:p text:style-name="P5"><text:span text:style-name="T13"><text:tab/></text:span><text:span text:style-name="T1">&lt;</text:span><text:span text:style-name="T5">xs:restriction</text:span> <text:span text:style-name="T9">base</text:span><text:span text:style-name="T13">=</text:span><text:span text:style-name="T17">"xs:string"</text:span><text:span text:style-name="T1">&gt;</text:span></text:p>
      <text:p text:style-name="P5"><text:span text:style-name="T13"><text:tab/><text:tab/></text:span><text:span text:style-name="T1">&lt;</text:span><text:span text:style-name="T5">xs:whiteSpace</text:span> <text:span text:style-name="T9">value</text:span><text:span text:style-name="T13">=</text:span><text:span text:style-name="T17">"collapse"</text:span><text:span text:style-name="T1">/&gt;</text:span></text:p>
      <text:p text:style-name="P5"><text:span text:style-name="T13"><text:tab/></text:span><text:span text:style-name="T1">&lt;/</text:span><text:span text:style-name="T5">xs:restriction</text:span><text:span text:style-name="T1">&gt;</text:span></text:p>
      <text:p text:style-name="P7"><text:span text:style-name="T2">&lt;/</text:span><text:span text:style-name="T6">xs:simpleType</text:span><text:span text:style-name="T2">&gt;</text:span></text:p>
      <text:p text:style-name="P23"/>
      <text:p text:style-name="P14">Note that only the one attribute, "code", is required by the schema. For IHE Syslog audit messages using this schema, the Encoded Value (EV) triplet is understood to represent "code", "codeSystemName", and "DisplayName", for example:</text:p>
      <text:p text:style-name="P14"/>
      <text:p text:style-name="P14"><text:span text:style-name="T1">&lt;</text:span><text:span text:style-name="T5">EventTypeCode</text:span> <text:span text:style-name="T9">code</text:span><text:span text:style-name="T13">=</text:span><text:span text:style-name="T17">"110122"</text:span> <text:span text:style-name="T9">codeSystemName</text:span><text:span text:style-name="T13">=</text:span><text:span text:style-name="T17">"DCM"</text:span> <text:span text:style-name="T9">displayName</text:span><text:span text:style-name="T13">=</text:span><text:span text:style-name="T17">"Login"</text:span> <text:span text:style-name="T1">/&gt;</text:span></text:p>
      <text:p text:style-name="P23"/>
      <text:p text:style-name="P14">The second value of the triplet is assigned to "codeSystemName", rather than "codeSystem", because it is not an OID, even though the values seen in the ITI TF specifications would fit the schema definition of OID.</text:p>
      <text:p text:style-name="P2"/>
      <text:p text:style-name="P2">In <text:span text:style-name="T22">DICOM</text:span><text:span text:style-name="T24">, Encoded Values for audit messages are handled by the basic code attributes described in PS 3.3 sections 8.1 through 8.3;</text:span></text:p>
      <text:p text:style-name="P3"/>
      <text:p text:style-name="P31">Section <text:tab/>Attribute Name <text:tab/><text:tab/><text:tab/><text:tab/>Tag</text:p>
      <text:p text:style-name="P32">8.1 <text:tab/><text:tab/>Code Value <text:tab/><text:tab/><text:tab/><text:tab/><text:tab/><text:tab/>(0008,0100)</text:p>
      <text:p text:style-name="P32">8.2 <text:tab/><text:tab/>Coding Scheme Designator <text:tab/>(0008,0102)</text:p>
      <text:p text:style-name="P32">8.3 <text:tab/><text:tab/>Code Meaning <text:tab/><text:tab/><text:tab/><text:tab/><text:tab/>(0008,0104)</text:p>
      <text:p text:style-name="P32"/>
      <text:p text:style-name="P6"><text:span text:style-name="T24">The </text:span><text:span text:style-name="T22">DICOM</text:span><text:span text:style-name="T24"> (RNC) schema specifies these as:</text:span></text:p>
      <text:p text:style-name="P8"/>
      <text:p text:style-name="P20"><text:span text:style-name="T24">other-</text:span><text:span text:style-name="T24">csd</text:span><text:span text:style-name="T24">-attributes =</text:span></text:p>
      <text:p text:style-name="P22"><text:span text:style-name="T32">(attribute codeSystemName {token} | </text:span># OID pattern="[0-2]((\.0)|(\.[1-9][0-9]*))*"</text:p>
      <text:p text:style-name="P21">attribute codeSystemName {token}), </text:p>
      <text:p text:style-name="P21">attribute displayName {token}?,</text:p>
      <text:p text:style-name="P21">attribute originalText {token} #Note: this also corresponds to DICOM " Code Meaning"</text:p>
      <text:p text:style-name="P21">CodedValueType =</text:p>
      <text:p text:style-name="P21">attribute csd-code {token},</text:p>
      <text:p text:style-name="P21"><text:soft-page-break/>other-csd-attributes</text:p>
      <text:p text:style-name="P15"/>
      <text:p text:style-name="P15">PS 3.3 section 8.3 states that the Code Meaning, "is text which has meaning to a human and which conveys the meaning of the term defined by the combination of Code Value and Coding Scheme Designator", which seems to correspond to the meaning of "DisplayName" in RFC-3881. However, the comment next to originalText in the schema makes clear that the attribute originalText is to correspond to Code Meaning. Also, originalText is required in the DICOM schema. </text:p>
      <text:p text:style-name="P15"/>
      <text:p text:style-name="P16"><text:span text:style-name="T21">For these reasons, f</text:span><text:span text:style-name="T26">or IHE Syslog audit messages using this schema, the Encoded Value (EV) triplet is understood to represent "csd-code", "codeSystemName", and "originalText", for example:</text:span></text:p>
      <text:p text:style-name="P14"/>
      <text:p text:style-name="P15"><text:span text:style-name="T1">&lt;</text:span><text:span text:style-name="T5">EventTypeCode</text:span><text:span text:style-name="T21"> </text:span><text:span text:style-name="T31">csd-</text:span><text:span text:style-name="T9">code</text:span><text:span text:style-name="T13">=</text:span><text:span text:style-name="T17">"110122"</text:span><text:span text:style-name="T21"> </text:span><text:span text:style-name="T9">codeSystemName</text:span><text:span text:style-name="T13">=</text:span><text:span text:style-name="T17">"DCM"</text:span><text:span text:style-name="T21"> </text:span><text:span text:style-name="T9">originalText</text:span><text:span text:style-name="T13">=</text:span><text:span text:style-name="T17">"Login"</text:span><text:span text:style-name="T21"> </text:span><text:span text:style-name="T1">/&gt;</text:span></text:p>
      <text:p text:style-name="P23"/>
      <text:p text:style-name="P25">Audit Source Identification</text:p>
      <text:p text:style-name="P25"/>
      <text:p text:style-name="P11"><text:span text:style-name="T21">RFC-3881</text:span><text:span text:style-name="T25"> handles the identification of an audit source type by putting an AuditSourceTypeCode of codedvaluetype (see above) inside the AuditSourceIdentification element:</text:span></text:p>
      <text:p text:style-name="P17"/>
      <text:p text:style-name="P12"><text:span text:style-name="T3">&lt;</text:span><text:span text:style-name="T7">xs:complexType</text:span><text:span text:style-name="T24"> </text:span><text:span text:style-name="T10">name</text:span><text:span text:style-name="T14">=</text:span><text:span text:style-name="T18">"AuditSourceIdentificationType"</text:span><text:span text:style-name="T3">&gt;</text:span></text:p>
      <text:p text:style-name="P5"><text:span text:style-name="T13"><text:tab/></text:span><text:span text:style-name="T1">&lt;</text:span><text:span text:style-name="T5">xs:sequence</text:span><text:span text:style-name="T1">&gt;</text:span></text:p>
      <text:p text:style-name="P5"><text:span text:style-name="T13"><text:tab/><text:tab/></text:span><text:span text:style-name="T1">&lt;</text:span><text:span text:style-name="T5">xs:element</text:span> <text:span text:style-name="T9">name</text:span><text:span text:style-name="T13">=</text:span><text:span text:style-name="T17">"AuditSourceTypeCode"</text:span> <text:span text:style-name="T9">type</text:span><text:span text:style-name="T13">=</text:span><text:span text:style-name="T17">"CodedValueType"</text:span> </text:p>
      <text:p text:style-name="P5"><text:tab/><text:tab/> <text:s text:c="11"/><text:span text:style-name="T9">minOccurs</text:span><text:span text:style-name="T13">=</text:span><text:span text:style-name="T17">"0"</text:span> <text:span text:style-name="T9">maxOccurs</text:span><text:span text:style-name="T13">=</text:span><text:span text:style-name="T17">"unbounded"</text:span><text:span text:style-name="T1">/&gt;</text:span></text:p>
      <text:p text:style-name="P5"><text:span text:style-name="T13"><text:tab/></text:span><text:span text:style-name="T1">&lt;/</text:span><text:span text:style-name="T5">xs:sequence</text:span><text:span text:style-name="T1">&gt;</text:span></text:p>
      <text:p text:style-name="P5"><text:span text:style-name="T13"><text:tab/></text:span><text:span text:style-name="T1">&lt;</text:span><text:span text:style-name="T5">xs:attribute</text:span> <text:span text:style-name="T9">name</text:span><text:span text:style-name="T13">=</text:span><text:span text:style-name="T17">"AuditEnterpriseSiteID"</text:span> <text:span text:style-name="T9">type</text:span><text:span text:style-name="T13">=</text:span><text:span text:style-name="T17">"xs:string"</text:span> <text:span text:style-name="T9">use</text:span><text:span text:style-name="T13">=</text:span><text:span text:style-name="T17">"optional"</text:span><text:span text:style-name="T1">/&gt;</text:span></text:p>
      <text:p text:style-name="P5"><text:span text:style-name="T13"><text:tab/></text:span><text:span text:style-name="T1">&lt;</text:span><text:span text:style-name="T5">xs:attribute</text:span> <text:span text:style-name="T9">name</text:span><text:span text:style-name="T13">=</text:span><text:span text:style-name="T17">"AuditSourceID"</text:span> <text:span text:style-name="T9">type</text:span><text:span text:style-name="T13">=</text:span><text:span text:style-name="T17">"xs:string"</text:span> <text:span text:style-name="T9">use</text:span><text:span text:style-name="T13">=</text:span><text:span text:style-name="T17">"required"</text:span><text:span text:style-name="T1">/&gt;</text:span></text:p>
      <text:p text:style-name="P7"><text:span text:style-name="T2">&lt;/</text:span><text:span text:style-name="T6">xs:complexType</text:span><text:span text:style-name="T2">&gt;</text:span></text:p>
      <text:p text:style-name="P23"/>
      <text:p text:style-name="P10"><text:span text:style-name="T21">Generally IHE Audit specifications require the AuditSourceIdentfication element, but with no specializations. Thus, a typical AuditSourceIdentification in an </text:span><text:span text:style-name="T23">RFC-3881</text:span><text:span text:style-name="T25"> based audit</text:span><text:span text:style-name="T21"> message, with only required items, might look like this:</text:span></text:p>
      <text:p text:style-name="P14"/>
      <text:p text:style-name="P14"><text:span text:style-name="T1">&lt;</text:span><text:span text:style-name="T5">AuditSourceIdentification</text:span> <text:span text:style-name="T9">AuditSourceID</text:span><text:span text:style-name="T13">=</text:span><text:span text:style-name="T17">"farley.granger@wb.com"</text:span><text:span text:style-name="T1">&gt;</text:span></text:p>
      <text:p text:style-name="P5"><text:span text:style-name="T13"><text:tab/></text:span><text:span text:style-name="T1">&lt;</text:span><text:span text:style-name="T5">AuditSourceTypeCode</text:span> <text:span text:style-name="T9">code</text:span><text:span text:style-name="T13">=</text:span><text:span text:style-name="T17">"1"</text:span> <text:span text:style-name="T1">/&gt;</text:span></text:p>
      <text:p text:style-name="P7"><text:span text:style-name="T2">&lt;/</text:span><text:span text:style-name="T6">AuditSourceIdentification</text:span><text:span text:style-name="T2">&gt;</text:span></text:p>
      <text:p text:style-name="P23"/>
      <text:p text:style-name="P10"><text:span text:style-name="T21">The </text:span><text:span text:style-name="T23">DICOM </text:span><text:span text:style-name="T25">specification for the AuditSourceIdentfication element varies in a number of respects:</text:span></text:p>
      <text:p text:style-name="P18"/>
      <text:p text:style-name="P28"><text:span text:style-name="T24"># Note: This includes one constraint that cannot be represented yet in RNC. The use of a # token other </text:span>than the specified codes is permitted only if the codeSystemName is</text:p>
      <text:p text:style-name="P28"># present.</text:p>
      <text:p text:style-name="P28"># Note: This has no elements, only attributes.</text:p>
      <text:p text:style-name="P28">AuditSourceIdentificationContents =</text:p>
      <text:p text:style-name="P28">attribute code {</text:p>
      <text:p text:style-name="P28">"1" | ## End-user display device, diagnostic device</text:p>
      <text:p text:style-name="P28">"2" | ## Data acquisition device or instrument</text:p>
      <text:p text:style-name="P28">"3" | ## Web Server process or thread</text:p>
      <text:p text:style-name="P28">"4" | ## Application Server process or thread</text:p>
      <text:p text:style-name="P28">"5" | ## Database Server process or thread</text:p>
      <text:p text:style-name="P28">"6" | ## Security server, e.g., a domain controller</text:p>
      <text:p text:style-name="P28">"7" | ## ISO level 1-3 network component</text:p>
      <text:p text:style-name="P28">"8" | ## ISO level 4-6 operating software</text:p>
      <text:p text:style-name="P28">"9" | ## other</text:p>
      <text:p text:style-name="P28">token }, ## other values are allowed if a codeSystemName is present</text:p>
      <text:p text:style-name="P28">other-<text:span text:style-name="T35">csd</text:span>-attributes?, ## If these are present, they define the meaning of code</text:p>
      <text:p text:style-name="P28">attribute AuditEnterpriseSiteID {token}?,</text:p>
      <text:p text:style-name="P28">attribute AuditSourceID {token},</text:p>
      <text:p text:style-name="P29"><text:span text:style-name="T21">element AuditSourceTypeCode {token}*</text:span><text:span text:style-name="T25"> </text:span></text:p>
      <text:p text:style-name="P18"><text:soft-page-break/>First, while the AuditSourceTypeCode is present, it is a simple element, not an Encoded Value, and can have no attributes.</text:p>
      <text:p text:style-name="P18"/>
      <text:p text:style-name="P18">The Audit source type is required, but as an attribute "code" (not "csd-code") in the AuditSourceIdentfication element.</text:p>
      <text:p text:style-name="P18"/>
      <text:p text:style-name="P18">This type code can be expressed in one of two ways, as one of a fixed set of codes (1-9) with predefined values, or as an encoded value. <text:s/>The later representation requires the presense of the other-csd-attributes troup (see above in Encoded Values section).</text:p>
      <text:p text:style-name="P18"/>
      <text:p text:style-name="P7"><text:span text:style-name="T28">Taking these variances into account the typical </text:span><text:span text:style-name="T29">RFC-</text:span><text:span text:style-name="T28">3881 style AuditSourceIdentification element shown above would be represented in </text:span><text:span text:style-name="T29">DICOM </text:span><text:span text:style-name="T28">format as:</text:span></text:p>
      <text:p text:style-name="P14"/>
      <text:p text:style-name="P7"><text:span text:style-name="T2">&lt;</text:span><text:span text:style-name="T6">AuditSourceIdentification </text:span><text:span text:style-name="T12">code</text:span><text:span text:style-name="T16">=</text:span><text:span text:style-name="T20">"1"</text:span><text:span text:style-name="T27"> </text:span><text:span text:style-name="T12">AuditSourceID</text:span><text:span text:style-name="T16">=</text:span><text:span text:style-name="T20">"farley.granger@wb.com"/</text:span><text:span text:style-name="T2">&gt;</text:span></text:p>
      <text:p text:style-name="P24"/>
      <text:p text:style-name="P18">assuming that the "code" is intented to represent one of the hard coded options, in this case "End-user display device, diagnostic device".</text:p>
      <text:p text:style-name="P18"/>
      <text:p text:style-name="P18">If it is desired to represent the Audit source type as an Encoded value which is not one of the hard coded values, say EV(cdVal, cdSystem, Human readable code meaning), the element would look like this:</text:p>
      <text:p text:style-name="P14"/>
      <text:p text:style-name="P10"><text:span text:style-name="T4">&lt;</text:span><text:span text:style-name="T8">AuditSourceIdentification </text:span><text:span text:style-name="T11">code</text:span><text:span text:style-name="T15">=</text:span><text:span text:style-name="T19">"cdVal"</text:span><text:span text:style-name="T25"> </text:span><text:span text:style-name="T33">codeSystemName</text:span><text:span text:style-name="T25">=</text:span><text:span text:style-name="T34">"cdSystem"</text:span><text:span text:style-name="T25"> </text:span></text:p>
      <text:p text:style-name="P10"><text:span text:style-name="T33"><text:tab/>originalText</text:span><text:span text:style-name="T25">=</text:span><text:span text:style-name="T34">"Human readable code meaning"</text:span><text:span text:style-name="T25"> </text:span></text:p>
      <text:p text:style-name="P10"><text:span text:style-name="T11"><text:tab/>AuditSourceID</text:span><text:span text:style-name="T15">=</text:span><text:span text:style-name="T19">"farley.granger@wb.com"/</text:span><text:span text:style-name="T4">&gt;</text:span></text:p>
      <text:p text:style-name="P24"/>
      <text:p text:style-name="P13"><text:span text:style-name="T21">NOTE to IHE testers:</text:span><text:span text:style-name="T25"> As noted in the </text:span><text:span text:style-name="T21">DICOM</text:span><text:span text:style-name="T25"> RNC schema, the constraint that the type code can be represented in one of two ways cannot be represented in RNC. It cannot be represented in xml schema either, as attributegroup choices are not supported. Because of this, the IHE ATNA Syslog Collector will test </text:span><text:span text:style-name="T21">DICOM</text:span><text:span text:style-name="T25"> formatted audit messages against a "least common denominator" schema, then perform a secondary test to verify that the message conforms to the "one of two ways" restriction.</text:span></text:p>
      <text:p text:style-name="P23"/>
      <text:p text:style-name="P25">ParticipantObjectIdentification</text:p>
      <text:p text:style-name="P25"/>
      <text:p text:style-name="P27">DICOMObjectDescription</text:p>
      <text:p text:style-name="P26"/>
      <text:p text:style-name="P17">The <text:span text:style-name="T22">DICOM</text:span> RNC schema defines this new group:</text:p>
      <text:p text:style-name="P17"/>
      <text:p text:style-name="P30">DICOMObjectDescriptionContents =</text:p>
      <text:p text:style-name="P28">element MPPS {</text:p>
      <text:p text:style-name="P28">attribute UID {token}}*, # # OID pattern="[0-2]((\.0)|(\.[1-9][0-9]*))*"</text:p>
      <text:p text:style-name="P28">element Accession {</text:p>
      <text:p text:style-name="P28">attribute Number {token}}*,</text:p>
      <text:p text:style-name="P28">element SOPClass { # SOP class for one study</text:p>
      <text:p text:style-name="P28">element Instance {</text:p>
      <text:p text:style-name="P28">attribute UID {token}}*, # OID pattern="[0-2]((\.0)|(\.[1-9][0-9]*))*"</text:p>
      <text:p text:style-name="P28">attribute UID {token}?, # OID pattern="[0-2]((\.0)|(\.[1-9][0-9]*))*"</text:p>
      <text:p text:style-name="P28">attribute NumberOfInstances {xsd:integer}</text:p>
      <text:p text:style-name="P28">},</text:p>
      <text:p text:style-name="P28">element ParticipantObjectContainsStudy {</text:p>
      <text:p text:style-name="P28">element StudyIDs {</text:p>
      <text:p text:style-name="P28">attribute UID {token}}*</text:p>
      <text:p text:style-name="P28">},</text:p>
      <text:p text:style-name="P28">element Encrypted {xsd:boolean}?,</text:p>
      <text:p text:style-name="P28">element <text:span text:style-name="T32">Anonymized</text:span> {xsd:boolean}?</text:p>
      <text:p text:style-name="P5"/>
      <text:p text:style-name="P5">which is then inserted into the ParticipantObjectIdentification element definition, with the comment, "These are extensions made by DICOM to RFC-3881 schema for use describing DICOM objects". The insertion, however, indicates that the group is required, that is, with cardinality 1-1.</text:p>
      <text:p text:style-name="P5"><text:soft-page-break/></text:p>
      <text:p text:style-name="P5">However, taking the phrase, "for use in describing DICOM objects" to mean that this group is <text:span text:style-name="T35">only</text:span><text:span text:style-name="T32"> for this purpose, validation for ATNA syslog messages which are not for DICOM objects will not consider this group as required. This change has been made to the schema used for validation of non-DICOM ATNA syslog messages.</text:span></text:p>
      <text:p text:style-name="P9"/>
      <text:p text:style-name="P19"><text:span text:style-name="T32">The hard coded values for the attributes </text:span><text:span text:style-name="T32">ParticipantObjectTypeCode, ParticipantObjectTypeCodeRole, and ParticipantObjectDataLifeCycle are the same in both the RFC-3881 and DICOM schemas.</text:span></text:p>
      <text:p text:style-name="P5"/>
      <text:p text:style-name="P27">ParticipantObjectName and ParticipantObjectQuery</text:p>
      <text:p text:style-name="P27"/>
      <text:p text:style-name="P18">The <text:span text:style-name="T22">RFC-3881 </text:span>schema defines the ParticipantObjectName and ParticipantObjectQuery as:</text:p>
      <text:p text:style-name="P18"/>
      <text:p text:style-name="P18"><text:span text:style-name="T1">&lt;</text:span><text:span text:style-name="T5">xs:choice</text:span> <text:span text:style-name="T9">minOccurs</text:span><text:span text:style-name="T13">=</text:span><text:span text:style-name="T17">"0"</text:span><text:span text:style-name="T1">&gt;</text:span></text:p>
      <text:p text:style-name="P5"><text:span text:style-name="T13"><text:tab/></text:span><text:span text:style-name="T1">&lt;</text:span><text:span text:style-name="T5">xs:element</text:span> <text:span text:style-name="T9">name</text:span><text:span text:style-name="T13">=</text:span><text:span text:style-name="T17">"ParticipantObjectName"</text:span> <text:span text:style-name="T9">type</text:span><text:span text:style-name="T13">=</text:span><text:span text:style-name="T17">"xs:string"</text:span> <text:span text:style-name="T9">minOccurs</text:span><text:span text:style-name="T13">=</text:span><text:span text:style-name="T17">"0"</text:span><text:span text:style-name="T1">/&gt;</text:span></text:p>
      <text:p text:style-name="P5"><text:span text:style-name="T13"><text:tab/></text:span><text:span text:style-name="T1">&lt;</text:span><text:span text:style-name="T5">xs:element</text:span> <text:span text:style-name="T9">name</text:span><text:span text:style-name="T13">=</text:span><text:span text:style-name="T17">"ParticipantObjectQuery"</text:span> <text:span text:style-name="T9">type</text:span><text:span text:style-name="T13">=</text:span><text:span text:style-name="T17">"xs:base64Binary"</text:span> <text:span text:style-name="T9">minOccurs</text:span><text:span text:style-name="T13">=</text:span><text:span text:style-name="T17">"0"</text:span><text:span text:style-name="T1">/&gt;</text:span></text:p>
      <text:p text:style-name="P5"><text:span text:style-name="T1">&lt;/</text:span><text:span text:style-name="T5">xs:choice</text:span><text:span text:style-name="T1">&gt;</text:span></text:p>
      <text:p text:style-name="P23"/>
      <text:p text:style-name="P14">while the <text:span text:style-name="T22">DICOM </text:span><text:span text:style-name="T24">schema defines them as:</text:span></text:p>
      <text:p text:style-name="P18"/>
      <text:p text:style-name="P30">(element ParticipantObjectName {token} | # either a name or</text:p>
      <text:p text:style-name="P28">element ParticipantObjectQuery {xsd:base64Binary}), # a query ID field,</text:p>
      <text:p text:style-name="P18"/>
      <text:p text:style-name="P14"><text:span text:style-name="T24">which means that for </text:span><text:span text:style-name="T22">DICOM</text:span><text:span text:style-name="T24"> schema compatibility, at least one of the elements must appear in every ParticipantObjectIdentification element. <text:s/>However, it does not appear that DICOM actually follows this requirement. In many of their Audit specifications, ParticipantObjectIdentification elements appear in which neither element is specified. Moreover, the sample Audit message contained in the final draft of DICOM Supplement 95 contains this ParticipantObjectIdentification element:</text:span></text:p>
      <text:p text:style-name="P18"/>
      <text:p text:style-name="P14"><text:span text:style-name="T3">&lt;</text:span><text:span text:style-name="T7">ParticipantObjectIdentification</text:span><text:span text:style-name="T24"> </text:span><text:span text:style-name="T10">ParticipantObjectID</text:span><text:span text:style-name="T14">=</text:span><text:span text:style-name="T18">"1.2.840.10008.2.3.4.5.6.7.78.8"</text:span><text:span text:style-name="T24"> <text:s/></text:span></text:p>
      <text:p text:style-name="P5"><text:s text:c="6"/><text:span text:style-name="T9">ParticipantObjectTypeCode</text:span><text:span text:style-name="T13">=</text:span><text:span text:style-name="T17">"2"</text:span> <text:span text:style-name="T9">ParticipantObjectTypeCodeRole</text:span><text:span text:style-name="T13">=</text:span><text:span text:style-name="T17">"3"</text:span> <text:s/></text:p>
      <text:p text:style-name="P5"><text:s text:c="6"/><text:span text:style-name="T9">ParticipantObjectDataLifeCycle</text:span><text:span text:style-name="T13">=</text:span><text:span text:style-name="T17">"1"</text:span><text:span text:style-name="T1">&gt;</text:span><text:span text:style-name="T13"> </text:span></text:p>
      <text:p text:style-name="P5"><text:span text:style-name="T13"><text:s text:c="3"/></text:span><text:span text:style-name="T1">&lt;</text:span><text:span text:style-name="T5">ParticipantObjectIDTypeCode</text:span> <text:span text:style-name="T9">code</text:span><text:span text:style-name="T13">=</text:span><text:span text:style-name="T17">"110180"</text:span> <text:span text:style-name="T9">codeSystemName</text:span><text:span text:style-name="T13">=</text:span><text:span text:style-name="T17">"DCM"</text:span> </text:p>
      <text:p text:style-name="P5"><text:s text:c="6"/><text:span text:style-name="T9">displayName</text:span><text:span text:style-name="T13">=</text:span><text:span text:style-name="T17">"Study Instance UID"</text:span><text:span text:style-name="T1">/&gt;</text:span><text:span text:style-name="T13"> </text:span></text:p>
      <text:p text:style-name="P5"><text:span text:style-name="T13"><text:s text:c="3"/></text:span><text:span text:style-name="T1">&lt;</text:span><text:span text:style-name="T5">ParticipantObjectDescription</text:span><text:span text:style-name="T1">&gt;</text:span><text:span text:style-name="T13"> </text:span></text:p>
      <text:p text:style-name="P5"><text:span text:style-name="T13"><text:s text:c="6"/></text:span><text:span text:style-name="T1">&lt;</text:span><text:span text:style-name="T5">MPPS</text:span> <text:span text:style-name="T9">UID</text:span><text:span text:style-name="T13">=</text:span><text:span text:style-name="T17">"1.2.840.10008.1.2.3.4.5"</text:span><text:span text:style-name="T1">/&gt;</text:span><text:span text:style-name="T13"> </text:span></text:p>
      <text:p text:style-name="P5"><text:span text:style-name="T13"><text:s text:c="6"/></text:span><text:span text:style-name="T1">&lt;</text:span><text:span text:style-name="T5">Accession</text:span> <text:span text:style-name="T9">Number</text:span><text:span text:style-name="T13">=</text:span><text:span text:style-name="T17">"12341234"</text:span> <text:span text:style-name="T1">/&gt;</text:span><text:span text:style-name="T13"> </text:span></text:p>
      <text:p text:style-name="P5"><text:span text:style-name="T13"><text:s text:c="6"/></text:span><text:span text:style-name="T1">&lt;</text:span><text:span text:style-name="T5">SOPClass</text:span> <text:span text:style-name="T9">UID</text:span><text:span text:style-name="T13">=</text:span><text:span text:style-name="T17">"1.2.840.10008.5.1.4.1.1.2"</text:span> <text:span text:style-name="T9">NumberOfInstances</text:span><text:span text:style-name="T13">=</text:span><text:span text:style-name="T17">"1500"</text:span><text:span text:style-name="T1">/&gt;</text:span><text:span text:style-name="T13"> </text:span></text:p>
      <text:p text:style-name="P5"><text:span text:style-name="T13"><text:s text:c="6"/></text:span><text:span text:style-name="T1">&lt;</text:span><text:span text:style-name="T5">SOPClass</text:span> <text:span text:style-name="T9">UID</text:span><text:span text:style-name="T13">=</text:span><text:span text:style-name="T17">"1.2.840.10008.5.1.4.1.1.11.1"</text:span> <text:span text:style-name="T9">NumberOfInstances</text:span><text:span text:style-name="T13">=</text:span><text:span text:style-name="T17">"3"</text:span><text:span text:style-name="T1">/&gt;</text:span><text:span text:style-name="T13"> </text:span></text:p>
      <text:p text:style-name="P5"><text:span text:style-name="T13"><text:s text:c="3"/></text:span><text:span text:style-name="T1">&lt;/</text:span><text:span text:style-name="T5">ParticipantObjectDescription</text:span><text:span text:style-name="T1">&gt;</text:span><text:span text:style-name="T13"> </text:span></text:p>
      <text:p text:style-name="P5"><text:span text:style-name="T1">&lt;/</text:span><text:span text:style-name="T5">ParticipantObjectIdentification</text:span><text:span text:style-name="T1">&gt;</text:span><text:span text:style-name="T13"> </text:span></text:p>
      <text:p text:style-name="P18"/>
      <text:p text:style-name="P14"><text:span text:style-name="T24">in which neither appear. Therefore schema validation of ATNA Syslog messages will </text:span><text:span text:style-name="T22">NOT</text:span><text:span text:style-name="T24"> consider that one of these two elements is required to appear in every ParticipantObjectIdentification element, although they may certainly be required by the specifications for a particular audit message.</text:span></text:p>
      <text:p text:style-name="P18"/>
      <text:p text:style-name="P27">ParticipantObjectID </text:p>
      <text:p text:style-name="P27"/>
      <text:p text:style-name="P18">Both the <text:span text:style-name="T22">RFC-3881</text:span> and <text:span text:style-name="T22">DICOM </text:span>schemas show the ParticipantObjectIdentification element as having a required attribute, ParticipantObjectID. However, many IHE Transactions which specificy audit messages utilize the ParticipantObjectIdentification element without specifying a value for ParticipantObjectID, and in contexts where no useful value is available to populate the field, for example, in this query element taken from a PIX Consumer Audit message (ITI TF V2a 3.9.5.5.1)</text:p>
      <text:p text:style-name="P18"/>
      <text:p text:style-name="P18"><text:span text:style-name="T1">&lt;</text:span><text:span text:style-name="T5">ParticipantObjectIdentification</text:span> </text:p>
      <text:p text:style-name="P18"><text:span text:style-name="T9"><text:tab/>ParticipantObjectTypeCode</text:span><text:span text:style-name="T13">=</text:span><text:span text:style-name="T17">"2"</text:span> <text:span text:style-name="T9">ParticipantObjectTypeCodeRole</text:span><text:span text:style-name="T13">=</text:span><text:span text:style-name="T17">"24"</text:span><text:span text:style-name="T1">&gt;</text:span></text:p>
      <text:p text:style-name="P5"><text:span text:style-name="T13"><text:tab/></text:span><text:span text:style-name="T1">&lt;</text:span><text:span text:style-name="T5">ParticipantObjectIDTypeCode</text:span> <text:span text:style-name="T9">csd-code</text:span><text:span text:style-name="T13">=</text:span><text:span text:style-name="T17">"ITI-9"</text:span> <text:span text:style-name="T9">originalText</text:span><text:span text:style-name="T13">=</text:span><text:span text:style-name="T17">"PIX Query"</text:span> <text:tab/><text:tab/><text:tab/><text:tab/><text:tab/><text:soft-page-break/><text:tab/><text:tab/><text:span text:style-name="T9">codeSystemName</text:span><text:span text:style-name="T13">=</text:span><text:span text:style-name="T17">"IHE Transactions"</text:span><text:span text:style-name="T1">/&gt;</text:span></text:p>
      <text:p text:style-name="P5"><text:span text:style-name="T13"><text:tab/></text:span><text:span text:style-name="T1">&lt;</text:span><text:span text:style-name="T5">ParticipantObjectQuery</text:span><text:span text:style-name="T1">&gt;</text:span><text:span text:style-name="T13">VXRpbC5qYXhiTWFyc2hhbFRvU3RyaW5nKGJvZHkp</text:span></text:p>
      <text:p text:style-name="P5"><text:span text:style-name="T13"><text:tab/></text:span><text:span text:style-name="T1">&lt;/</text:span><text:span text:style-name="T5">ParticipantObjectQuery</text:span><text:span text:style-name="T1">&gt;</text:span></text:p>
      <text:p text:style-name="P5"><text:span text:style-name="T13"><text:tab/></text:span><text:span text:style-name="T1">&lt;</text:span><text:span text:style-name="T5">ParticipantObjectDetail</text:span> <text:span text:style-name="T9">type</text:span><text:span text:style-name="T13">=</text:span><text:span text:style-name="T17">"2220c1c4-87ef-11dc-b865-3603d6866807"</text:span> <text:tab/><text:tab/><text:tab/><text:span text:style-name="T9">value</text:span><text:span text:style-name="T13">=</text:span><text:span text:style-name="T17">"TWpJeU1HTXhZelF0T0RkbFppMHhNV1JqTFdJNE5qVXRNell3TTJRMk9EWTJPREEzDQo="</text:span><text:span text:style-name="T1">/&gt;</text:span></text:p>
      <text:p text:style-name="P5"><text:span text:style-name="T1">&lt;/</text:span><text:span text:style-name="T5">ParticipantObjectIdentification</text:span><text:span text:style-name="T1">&gt;</text:span></text:p>
      <text:p text:style-name="P23"/>
      <text:p text:style-name="P14">Moreover, historically, ATNA syslog implementations have not included this attribute in cases where the transaction audit record specifications did not require it. <text:s/>Therefore schema validation of ATNA syslog messages will <text:span text:style-name="T24">consider that a ParticipantObjectID attribute is required in the ParticipantObjectIdentification element only when a value is specified in the audit record specifications for the transaction.</text:span></text:p>
      <text:p text:style-name="P23"/>
      <text:p text:style-name="P25"><text:span text:style-name="T24">ActiveParticipant</text:span></text:p>
      <text:p text:style-name="P35"><text:span text:style-name="T24"/></text:p>
      <text:p text:style-name="P35"><text:span text:style-name="T24">The </text:span>RFC-3881<text:span text:style-name="T24"> schema defines the UserIsRequestor attribute of the ActiveParticipant element as:</text:span></text:p>
      <text:p text:style-name="P35"><text:span text:style-name="T24"/></text:p>
      <text:p text:style-name="P38"><text:span text:style-name="T1">&lt;</text:span><text:span text:style-name="T5">xs:attribute</text:span> <text:span text:style-name="T9">name</text:span><text:span text:style-name="T13">=</text:span><text:span text:style-name="T17">"UserIsRequestor"</text:span> <text:span text:style-name="T9">type</text:span><text:span text:style-name="T13">=</text:span><text:span text:style-name="T17">"xs:boolean"</text:span> <text:span text:style-name="T9">use</text:span><text:span text:style-name="T13">=</text:span><text:span text:style-name="T17">"optional"</text:span> <text:span text:style-name="T9">default</text:span><text:span text:style-name="T13">=</text:span><text:span text:style-name="T17">"true"</text:span><text:span text:style-name="T1">/&gt;</text:span></text:p>
      <text:p text:style-name="P38"><text:span text:style-name="T1"/></text:p>
      <text:p text:style-name="P36">although many IHE Audit record specifications show it as mandatory, although often not specialized. The <text:span text:style-name="T22">DICOM</text:span><text:span text:style-name="T24"> RNC schema defines it as:</text:span></text:p>
      <text:p text:style-name="P36"><text:span text:style-name="T24"/></text:p>
      <text:p text:style-name="P28"><text:span text:style-name="T24">attribute UserIsRequestor {xsd:boolean},</text:span></text:p>
      <text:p text:style-name="P14"><text:span text:style-name="T24"><text:s/></text:span></text:p>
      <text:p text:style-name="P14"><text:span text:style-name="T24">that is, as required and having no default value. <text:s/>ATNA syslog validation will follow the <text:s/></text:span><text:span text:style-name="T22">DICOM</text:span><text:span text:style-name="T24"> specification.</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lph Moulton</meta:initial-creator>
    <meta:creation-date>2013-10-16T12:36:32</meta:creation-date>
    <dc:date>2013-10-21T14:04:38</dc:date>
    <dc:creator>Ralph Moulton</dc:creator>
    <meta:editing-duration>PT2H26M</meta:editing-duration>
    <meta:editing-cycles>5</meta:editing-cycles>
    <meta:generator>LibreOffice/3.5$Linux_X86_64 LibreOffice_project/350m1$Build-2</meta:generator>
    <meta:document-statistic meta:table-count="0" meta:image-count="0" meta:object-count="0" meta:page-count="5" meta:paragraph-count="155" meta:word-count="1429" meta:character-count="11969" meta:non-whitespace-character-count="10499"/>
  </office:meta>
</office:document-meta>
</file>